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/>
    </style:style>
    <style:style style:name="P2" style:family="paragraph" style:parent-style-name="Preformatted_20_Text">
      <style:text-properties fo:color="#a9b7c6" loext:opacity="100%" style:font-name="JetBrains Mono" fo:font-weight="normal" officeooo:rsid="00254e91" officeooo:paragraph-rsid="00254e91" style:font-weight-asian="normal" style:font-weight-complex="normal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4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/>
    </style:style>
    <style:style style:name="P5" style:family="paragraph" style:parent-style-name="Standard">
      <style:text-properties officeooo:rsid="000f58a4" officeooo:paragraph-rsid="000f58a4"/>
    </style:style>
    <style:style style:name="P6" style:family="paragraph" style:parent-style-name="Standard">
      <style:text-properties officeooo:rsid="00135231" officeooo:paragraph-rsid="00135231"/>
    </style:style>
    <style:style style:name="P7" style:family="paragraph" style:parent-style-name="Standard">
      <style:text-properties officeooo:rsid="001465c1" officeooo:paragraph-rsid="001465c1"/>
    </style:style>
    <style:style style:name="P8" style:family="paragraph" style:parent-style-name="Standard">
      <style:text-properties officeooo:rsid="00149464" officeooo:paragraph-rsid="00149464"/>
    </style:style>
    <style:style style:name="P9" style:family="paragraph" style:parent-style-name="Standard">
      <style:text-properties officeooo:rsid="00165d78" officeooo:paragraph-rsid="00165d78"/>
    </style:style>
    <style:style style:name="P10" style:family="paragraph" style:parent-style-name="Standard">
      <style:text-properties officeooo:rsid="00178a79" officeooo:paragraph-rsid="003adde9"/>
    </style:style>
    <style:style style:name="P11" style:family="paragraph" style:parent-style-name="Standard">
      <style:text-properties officeooo:rsid="0018ec2e" officeooo:paragraph-rsid="0018ec2e"/>
    </style:style>
    <style:style style:name="P12" style:family="paragraph" style:parent-style-name="Standard">
      <style:text-properties fo:font-weight="bold" officeooo:rsid="000f58a4" officeooo:paragraph-rsid="000f58a4" style:font-weight-asian="bold" style:font-weight-complex="bold"/>
    </style:style>
    <style:style style:name="P13" style:family="paragraph" style:parent-style-name="Standard">
      <style:text-properties fo:font-weight="bold" officeooo:rsid="00135231" officeooo:paragraph-rsid="00135231" style:font-weight-asian="bold" style:font-weight-complex="bold"/>
    </style:style>
    <style:style style:name="P14" style:family="paragraph" style:parent-style-name="Standard">
      <style:text-properties fo:font-weight="bold" officeooo:rsid="001dd0d5" officeooo:paragraph-rsid="001dd0d5" style:font-weight-asian="bold" style:font-weight-complex="bold"/>
    </style:style>
    <style:style style:name="P15" style:family="paragraph" style:parent-style-name="Standard">
      <style:text-properties fo:font-weight="bold" officeooo:rsid="0023aa88" officeooo:paragraph-rsid="0023aa88" style:font-weight-asian="bold" style:font-weight-complex="bold"/>
    </style:style>
    <style:style style:name="P16" style:family="paragraph" style:parent-style-name="Standard">
      <style:text-properties fo:font-weight="bold" officeooo:rsid="0035ee7d" officeooo:paragraph-rsid="0035ee7d" style:font-weight-asian="bold" style:font-weight-complex="bold"/>
    </style:style>
    <style:style style:name="P17" style:family="paragraph" style:parent-style-name="Standard">
      <style:text-properties fo:font-weight="bold" officeooo:rsid="0037b5c2" officeooo:paragraph-rsid="0037b5c2" style:font-weight-asian="bold" style:font-weight-complex="bold"/>
    </style:style>
    <style:style style:name="P18" style:family="paragraph" style:parent-style-name="Standard">
      <style:text-properties fo:font-weight="bold" officeooo:rsid="0037b5c2" officeooo:paragraph-rsid="00392481" style:font-weight-asian="bold" style:font-weight-complex="bold"/>
    </style:style>
    <style:style style:name="P19" style:family="paragraph" style:parent-style-name="Standard">
      <style:text-properties fo:font-weight="bold" officeooo:rsid="00392481" officeooo:paragraph-rsid="00392481" style:font-weight-asian="bold" style:font-weight-complex="bold"/>
    </style:style>
    <style:style style:name="P20" style:family="paragraph" style:parent-style-name="Standard">
      <style:text-properties fo:font-weight="normal" officeooo:rsid="001dd0d5" officeooo:paragraph-rsid="001dd0d5" style:font-weight-asian="normal" style:font-weight-complex="normal"/>
    </style:style>
    <style:style style:name="P21" style:family="paragraph" style:parent-style-name="Standard">
      <style:text-properties fo:font-weight="normal" officeooo:rsid="001e619d" officeooo:paragraph-rsid="001e619d" style:font-weight-asian="normal" style:font-weight-complex="normal"/>
    </style:style>
    <style:style style:name="P22" style:family="paragraph" style:parent-style-name="Standard">
      <style:text-properties fo:font-weight="normal" officeooo:rsid="00254e91" officeooo:paragraph-rsid="00254e91" style:font-weight-asian="normal" style:font-weight-complex="normal"/>
    </style:style>
    <style:style style:name="P23" style:family="paragraph" style:parent-style-name="Standard">
      <style:text-properties fo:font-weight="normal" officeooo:rsid="00268547" officeooo:paragraph-rsid="00268547" style:font-weight-asian="normal" style:font-weight-complex="normal"/>
    </style:style>
    <style:style style:name="P24" style:family="paragraph" style:parent-style-name="Standard">
      <style:text-properties fo:font-weight="normal" officeooo:rsid="00268547" officeooo:paragraph-rsid="002799f9" style:font-weight-asian="normal" style:font-weight-complex="normal"/>
    </style:style>
    <style:style style:name="P25" style:family="paragraph" style:parent-style-name="Standard">
      <style:text-properties officeooo:paragraph-rsid="001e619d"/>
    </style:style>
    <style:style style:name="P26" style:family="paragraph" style:parent-style-name="Standard">
      <style:text-properties officeooo:paragraph-rsid="00268547"/>
    </style:style>
    <style:style style:name="T1" style:family="text">
      <style:text-properties officeooo:rsid="00113ab7"/>
    </style:style>
    <style:style style:name="T2" style:family="text">
      <style:text-properties officeooo:rsid="0012173f"/>
    </style:style>
    <style:style style:name="T3" style:family="text">
      <style:text-properties officeooo:rsid="00135231"/>
    </style:style>
    <style:style style:name="T4" style:family="text">
      <style:text-properties officeooo:rsid="00176bef"/>
    </style:style>
    <style:style style:name="T5" style:family="text">
      <style:text-properties officeooo:rsid="001ae19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619d" style:font-weight-asian="normal" style:font-weight-complex="normal"/>
    </style:style>
    <style:style style:name="T8" style:family="text">
      <style:text-properties fo:font-weight="normal" officeooo:rsid="001e9a71" style:font-weight-asian="normal" style:font-weight-complex="normal"/>
    </style:style>
    <style:style style:name="T9" style:family="text">
      <style:text-properties fo:font-weight="normal" officeooo:rsid="00268547" style:font-weight-asian="normal" style:font-weight-complex="normal"/>
    </style:style>
    <style:style style:name="T10" style:family="text">
      <style:text-properties fo:font-weight="normal" officeooo:rsid="0036efc3" style:font-weight-asian="normal" style:font-weight-complex="normal"/>
    </style:style>
    <style:style style:name="T11" style:family="text">
      <style:text-properties fo:font-weight="normal" officeooo:rsid="00392481" style:font-weight-asian="normal" style:font-weight-complex="normal"/>
    </style:style>
    <style:style style:name="T12" style:family="text">
      <style:text-properties fo:color="#9876aa" loext:opacity="100%" fo:font-style="italic" fo:font-weight="bold"/>
    </style:style>
    <style:style style:name="T13" style:family="text">
      <style:text-properties fo:color="#9876aa" loext:opacity="100%" style:font-name="JetBrains Mono"/>
    </style:style>
    <style:style style:name="T14" style:family="text">
      <style:text-properties fo:color="#ffc66d" loext:opacity="100%"/>
    </style:style>
    <style:style style:name="T15" style:family="text">
      <style:text-properties fo:color="#ffc66d" loext:opacity="100%" style:font-name="JetBrains Mono"/>
    </style:style>
    <style:style style:name="T16" style:family="text">
      <style:text-properties style:font-name="JetBrains Mono"/>
    </style:style>
    <style:style style:name="T17" style:family="text">
      <style:text-properties fo:color="#6a8759" loext:opacity="100%"/>
    </style:style>
    <style:style style:name="T18" style:family="text">
      <style:text-properties fo:color="#6a8759" loext:opacity="100%" style:font-name="JetBrains Mono"/>
    </style:style>
    <style:style style:name="T19" style:family="text">
      <style:text-properties fo:color="#cc7832" loext:opacity="100%"/>
    </style:style>
    <style:style style:name="T20" style:family="text">
      <style:text-properties fo:color="#cc7832" loext:opacity="100%" style:font-name="JetBrains Mono"/>
    </style:style>
    <style:style style:name="T21" style:family="text">
      <style:text-properties officeooo:rsid="002799f9"/>
    </style:style>
    <style:style style:name="T22" style:family="text">
      <style:text-properties officeooo:rsid="002863bf"/>
    </style:style>
    <style:style style:name="T23" style:family="text">
      <style:text-properties officeooo:rsid="0029c43a"/>
    </style:style>
    <style:style style:name="T24" style:family="text">
      <style:text-properties officeooo:rsid="002a8450"/>
    </style:style>
    <style:style style:name="T25" style:family="text">
      <style:text-properties officeooo:rsid="00366421"/>
    </style:style>
    <style:style style:name="T26" style:family="text">
      <style:text-properties officeooo:rsid="0036ef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ttps://www.youtube.com/watch?v=VYyQv0CSZOE&amp;feature=emb_logo</text:p>
      <text:p text:style-name="P5"/>
      <text:p text:style-name="P5">Dev-Tools öffnen:</text:p>
      <text:p text:style-name="P5">Mehrere Möglichkeiten, Shift + Command + I</text:p>
      <text:p text:style-name="P5"/>
      <text:p text:style-name="P10">Redo last operation → CMD + Z</text:p>
      <text:p text:style-name="P5"/>
      <text:p text:style-name="P12">Viewing and Changing the DOM:</text:p>
      <text:p text:style-name="P5"/>
      <text:p text:style-name="P5">Over inspect/<text:span text:style-name="T1">Over DOM tree</text:span></text:p>
      <text:p text:style-name="P5"><text:tab/>→ <text:span text:style-name="T1">Practicle use cases</text:span></text:p>
      <text:p text:style-name="P5"><text:tab/>→ <text:span text:style-name="T1">Navigating over mouse/keyboard</text:span></text:p>
      <text:p text:style-name="P5"><text:tab/>→ <text:span text:style-name="T2">Right click → Scroll into view</text:span></text:p>
      <text:p text:style-name="P5"><text:tab/>→ <text:span text:style-name="T3">Search cmd + F</text:span></text:p>
      <text:p text:style-name="P5"/>
      <text:p text:style-name="P13">Edit the DOM:</text:p>
      <text:p text:style-name="P6">Double click elements in the Elements-Tab and change them.</text:p>
      <text:p text:style-name="P6">Right click → Delete element</text:p>
      <text:p text:style-name="P6">Change as HTML → Input html</text:p>
      <text:p text:style-name="P7">Change order → Click and hold and move element</text:p>
      <text:p text:style-name="P8">Force state:hover → Right click element → Force state</text:p>
      <text:p text:style-name="P9">Hide/<text:span text:style-name="T4">Show</text:span> element → Select element → Press H</text:p>
      <text:p text:style-name="P11">store as a global variable → right click + store as global variable → <text:span text:style-name="T5">type ‚temp1‘ in the console</text:span></text:p>
      <text:p text:style-name="P11"/>
      <text:p text:style-name="P14">CSS:</text:p>
      <text:p text:style-name="P20">Show css → styles</text:p>
      <text:p text:style-name="P21">Edit css:</text:p>
      <text:p text:style-name="P25"><text:span text:style-name="T7"><text:tab/>Change class → Type in css in the given class</text:span></text:p>
      <text:p text:style-name="P25"><text:span text:style-name="T7"><text:tab/>Add class → select .cls in the styles window → type in class name → enter</text:span></text:p>
      <text:p text:style-name="P25"><text:span text:style-name="T7"><text:tab/></text:span><text:span text:style-name="T8">Change padding and margin → inspect element → in styles, scrole down to the box → double click the side of the box to edit</text:span></text:p>
      <text:p text:style-name="P21"/>
      <text:p text:style-name="P21"/>
      <text:p text:style-name="P15">Js Debugging:</text:p>
      <text:p text:style-name="P22">Vue is compiling the files into js</text:p>
      <text:p text:style-name="P22">The vue component can be debugged anyways over source mapping</text:p>
      <text:p text:style-name="P22"/>
      <text:p text:style-name="P22">→ Enable source mapping in Project:</text:p>
      <text:p text:style-name="P22">In webpack.mix.js:</text:p>
      <text:p text:style-name="P2"><text:span text:style-name="T12">mix</text:span>.<text:span text:style-name="T14">webpackConfig</text:span>({</text:p>
      <text:p text:style-name="P3"><text:s text:c="4"/><text:span text:style-name="T13">devtool</text:span><text:span text:style-name="T16">: </text:span><text:span text:style-name="T18">'eval-source-map'</text:span></text:p>
      <text:p text:style-name="P1">})<text:span text:style-name="T19">;</text:span></text:p>
      <text:p text:style-name="P1"><text:span text:style-name="T12">mix</text:span>.js(<text:span text:style-name="T17">'resources/js/app.js'</text:span><text:span text:style-name="T19">, </text:span><text:span text:style-name="T17">'public/js'</text:span>)</text:p>
      <text:p text:style-name="P3"><text:s text:c="4"/><text:span text:style-name="T16">.sass(</text:span><text:span text:style-name="T18">'resources/sass/app.scss'</text:span><text:span text:style-name="T20">, </text:span><text:span text:style-name="T18">'public/css'</text:span><text:span text:style-name="T16">)</text:span></text:p>
      <text:p text:style-name="P3"><text:s text:c="4"/><text:span text:style-name="T16">.copyDirectory(</text:span><text:span text:style-name="T18">'resources/images'</text:span><text:span text:style-name="T20">, </text:span><text:span text:style-name="T18">'public/images'</text:span><text:span text:style-name="T16">)</text:span></text:p>
      <text:p text:style-name="P3"><text:s text:c="4"/><text:span text:style-name="T16">.</text:span><text:span text:style-name="T15">sourceMaps</text:span><text:span text:style-name="T16">()</text:span></text:p>
      <text:p text:style-name="P4"><text:s text:c="4"/><text:span text:style-name="T16">.</text:span><text:span text:style-name="T15">version</text:span><text:span text:style-name="T16">()</text:span><text:span text:style-name="T20">;</text:span></text:p>
      <text:p text:style-name="P22">Then in browser the real sources are visible in sources → webpack://</text:p>
      <text:p text:style-name="P22"/>
      <text:p text:style-name="P23">Debugging → Sources panel:</text:p>
      <text:p text:style-name="P23"><text:tab/>3 Windows → File explorer, js code, js debugging <text:span text:style-name="T21">(later more detailed)</text:span></text:p>
      <text:p text:style-name="P23"><text:tab/>pause script → Setting a breakpoint manually in code</text:p>
      <text:p text:style-name="P23"><text:tab/><text:tab/><text:tab/>or</text:p>
      <text:p text:style-name="P23"><text:soft-page-break/><text:tab/><text:tab/><text:tab/>breakpoint on click-event of the mouse (event listener breakpoints)</text:p>
      <text:p text:style-name="P23"><text:tab/><text:span text:style-name="T21">steps → step over next fkt call, step into next fkt call, step out of current function</text:span></text:p>
      <text:p text:style-name="P24"><text:tab/><text:span text:style-name="T21">js debugging window </text:span></text:p>
      <text:p text:style-name="P24"><text:span text:style-name="T21"><text:tab/><text:tab/>→ scope → all variables</text:span></text:p>
      <text:p text:style-name="P24"><text:tab/><text:tab/>→ <text:span text:style-name="T21">breakpoints</text:span></text:p>
      <text:p text:style-name="P24"><text:tab/><text:tab/>→ <text:span text:style-name="T22">watch → adding live expressions → add and type typeof [a variable]</text:span></text:p>
      <text:p text:style-name="P24"><text:tab/><text:tab/>→ <text:span text:style-name="T23">console (in sources tab) → type in an expression at paused code → use variables that are in scope</text:span></text:p>
      <text:p text:style-name="P24"><text:tab/><text:span text:style-name="T24">edit code in place → type your js code</text:span></text:p>
      <text:p text:style-name="P24"/>
      <text:p text:style-name="P16">Network:</text:p>
      <text:p text:style-name="P16"/>
      <text:p text:style-name="P23"><text:tab/><text:span text:style-name="T25">Dateiverzeichnis der Dateien, die heruntergeladen wurden</text:span></text:p>
      <text:p text:style-name="P23"><text:tab/><text:span text:style-name="T25">Headers, Preview, Response, time</text:span></text:p>
      <text:p text:style-name="P23"><text:tab/><text:span text:style-name="T25">Simulate a slower network connection → online dropdown → select → empty cache and hard reload (hold longer reload button, click)</text:span></text:p>
      <text:p text:style-name="P23"><text:tab/><text:span text:style-name="T26">filter</text:span></text:p>
      <text:p text:style-name="P23"><text:tab/><text:span text:style-name="T26">Filter by types → click for example css → hold command and click js to add js as well</text:span></text:p>
      <text:p text:style-name="P23"><text:tab/><text:tab/>→ <text:span text:style-name="T26">click all to remove filters</text:span></text:p>
      <text:p text:style-name="P26"><text:span text:style-name="T9"><text:tab/></text:span><text:span text:style-name="T10">emulate offline</text:span></text:p>
      <text:p text:style-name="P26"><text:span text:style-name="T10"/></text:p>
      <text:p text:style-name="P17"><text:span text:style-name="T26">V</text:span>ue:</text:p>
      <text:p text:style-name="P17"><text:tab/><text:span text:style-name="T6">Inspect vue components</text:span></text:p>
      <text:p text:style-name="P17"><text:span text:style-name="T6"><text:tab/>select</text:span></text:p>
      <text:p text:style-name="P17"><text:span text:style-name="T6"/></text:p>
      <text:p text:style-name="P19">Bonus:</text:p>
      <text:p text:style-name="P18"><text:span text:style-name="T11"><text:tab/>stashc</text:span></text:p>
      <text:p text:style-name="P18"><text:span text:style-name="T6"><text:tab/></text:span><text:span text:style-name="T11">route → Way from view to controller</text:span></text:p>
      <text:p text:style-name="P18"><text:span text:style-name="T11"><text:tab/></text:span><text:span text:style-name="T6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12T19:07:48.309403457</meta:creation-date>
    <dc:date>2020-10-15T16:07:13.859706035</dc:date>
    <meta:editing-duration>PT7H55M21S</meta:editing-duration>
    <meta:editing-cycles>17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65" meta:word-count="401" meta:character-count="2442" meta:non-whitespace-character-count="2044"/>
  </office:meta>
</office:document-meta>
</file>